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0.7cm" style:rel-column-width="27284*"/>
    </style:style>
    <style:style style:name="Tabelle1.B" style:family="table-column">
      <style:table-column-properties style:column-width="3.108cm" style:rel-column-width="7925*"/>
    </style:style>
    <style:style style:name="Tabelle1.C" style:family="table-column">
      <style:table-column-properties style:column-width="11.892cm" style:rel-column-width="30326*"/>
    </style:style>
    <style:style style:name="Tabelle1.A1" style:family="table-cell">
      <style:table-cell-properties fo:padding="0.097cm" fo:border="none"/>
    </style:style>
    <style:style style:name="Tabelle9" style:family="table">
      <style:table-properties style:width="10.599cm" fo:margin-left="0cm" table:align="left"/>
    </style:style>
    <style:style style:name="Tabelle9.A" style:family="table-column">
      <style:table-column-properties style:column-width="2.993cm"/>
    </style:style>
    <style:style style:name="Tabelle9.B" style:family="table-column">
      <style:table-column-properties style:column-width="7.6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3" style:family="table-row">
      <style:table-row-properties style:min-row-height="0.736cm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348cm"/>
    </style:style>
    <style:style style:name="Tabelle5.B" style:family="table-column">
      <style:table-column-properties style:column-width="0.7cm"/>
    </style:style>
    <style:style style:name="Tabelle5.C" style:family="table-column">
      <style:table-column-properties style:column-width="0.716cm"/>
    </style:style>
    <style:style style:name="Tabelle5.D" style:family="table-column">
      <style:table-column-properties style:column-width="0.706cm"/>
    </style:style>
    <style:style style:name="Tabelle5.E" style:family="table-column">
      <style:table-column-properties style:column-width="1.515cm"/>
    </style:style>
    <style:style style:name="Tabelle5.F" style:family="table-column">
      <style:table-column-properties style:column-width="2.632cm"/>
    </style:style>
    <style:style style:name="Tabelle5.G" style:family="table-column">
      <style:table-column-properties style:column-width="0.697cm"/>
    </style:style>
    <style:style style:name="Tabelle5.I" style:family="table-column">
      <style:table-column-properties style:column-width="0.69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E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0.599cm" fo:margin-left="0cm" table:align="left"/>
    </style:style>
    <style:style style:name="Tabelle9.A" style:family="table-column">
      <style:table-column-properties style:column-width="2.993cm"/>
    </style:style>
    <style:style style:name="Tabelle9.B" style:family="table-column">
      <style:table-column-properties style:column-width="7.6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3" style:family="table-row">
      <style:table-row-properties style:min-row-height="0.736cm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348cm"/>
    </style:style>
    <style:style style:name="Tabelle5.B" style:family="table-column">
      <style:table-column-properties style:column-width="0.7cm"/>
    </style:style>
    <style:style style:name="Tabelle5.C" style:family="table-column">
      <style:table-column-properties style:column-width="0.716cm"/>
    </style:style>
    <style:style style:name="Tabelle5.D" style:family="table-column">
      <style:table-column-properties style:column-width="0.706cm"/>
    </style:style>
    <style:style style:name="Tabelle5.E" style:family="table-column">
      <style:table-column-properties style:column-width="1.515cm"/>
    </style:style>
    <style:style style:name="Tabelle5.F" style:family="table-column">
      <style:table-column-properties style:column-width="2.632cm"/>
    </style:style>
    <style:style style:name="Tabelle5.G" style:family="table-column">
      <style:table-column-properties style:column-width="0.697cm"/>
    </style:style>
    <style:style style:name="Tabelle5.I" style:family="table-column">
      <style:table-column-properties style:column-width="0.69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E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bold" officeooo:rsid="00175df4" officeooo:paragraph-rsid="001ca16c" style:font-weight-asian="bold" style:font-weight-complex="bold"/>
    </style:style>
    <style:style style:name="P2" style:family="paragraph" style:parent-style-name="Standard">
      <style:text-properties fo:font-style="normal" style:text-underline-style="none" officeooo:rsid="002961bf" officeooo:paragraph-rsid="002961bf" style:font-style-asian="normal" style:font-style-complex="normal"/>
    </style:style>
    <style:style style:name="P3" style:family="paragraph" style:parent-style-name="Standard">
      <style:text-properties fo:font-style="normal" style:text-underline-style="none" officeooo:rsid="002961bf" officeooo:paragraph-rsid="003e6fec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3ca4cc" officeooo:paragraph-rsid="003e6fec" style:font-style-asian="normal" style:font-style-complex="normal"/>
    </style:style>
    <style:style style:name="P5" style:family="paragraph" style:parent-style-name="Table_20_Contents">
      <style:text-properties fo:font-size="10.5pt" officeooo:rsid="0025ba9f" officeooo:paragraph-rsid="0025ba9f" style:font-size-asian="10.5pt" style:font-size-complex="10.5pt"/>
    </style:style>
    <style:style style:name="P6" style:family="paragraph" style:parent-style-name="Table_20_Contents">
      <style:text-properties fo:font-size="10.5pt" officeooo:rsid="002961bf" officeooo:paragraph-rsid="003ca4cc" style:font-size-asian="10.5pt" style:font-size-complex="10.5pt"/>
    </style:style>
    <style:style style:name="P7" style:family="paragraph" style:parent-style-name="Table_20_Contents">
      <style:text-properties fo:font-size="10.5pt" officeooo:rsid="003ca4cc" officeooo:paragraph-rsid="003ca4cc" style:font-size-asian="10.5pt" style:font-size-complex="10.5pt"/>
    </style:style>
    <style:style style:name="P8" style:family="paragraph" style:parent-style-name="Standard">
      <style:text-properties fo:font-style="italic" officeooo:rsid="00199fe0" officeooo:paragraph-rsid="001ca16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33ae0e" officeooo:paragraph-rsid="0033ae0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3e6fec" officeooo:paragraph-rsid="003e6fec"/>
    </style:style>
    <style:style style:name="P11" style:family="paragraph" style:parent-style-name="Table_20_Contents">
      <style:text-properties officeooo:rsid="003ca4cc" officeooo:paragraph-rsid="003ca4cc"/>
    </style:style>
    <style:style style:name="P12" style:family="paragraph" style:parent-style-name="Table_20_Contents">
      <style:text-properties officeooo:rsid="003ca4cc" officeooo:paragraph-rsid="003e6fec"/>
    </style:style>
    <style:style style:name="P13" style:family="paragraph" style:parent-style-name="Table_20_Contents">
      <style:text-properties officeooo:paragraph-rsid="003e6fec"/>
    </style:style>
    <style:style style:name="P14" style:family="paragraph" style:parent-style-name="Table_20_Contents">
      <style:text-properties officeooo:paragraph-rsid="0025ba9f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33ae0e" officeooo:paragraph-rsid="0033ae0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33ae0e" officeooo:paragraph-rsid="0044d1d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75df4" officeooo:paragraph-rsid="001ca16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75df4" officeooo:paragraph-rsid="0044d1de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1b94a7" officeooo:paragraph-rsid="0044d1de"/>
    </style:style>
    <style:style style:name="P20" style:family="paragraph" style:parent-style-name="Standard">
      <style:paragraph-properties fo:text-align="justify" style:justify-single-word="false"/>
      <style:text-properties officeooo:rsid="003e6fec" officeooo:paragraph-rsid="0044d1de"/>
    </style:style>
    <style:style style:name="P21" style:family="paragraph" style:parent-style-name="Standard">
      <style:text-properties fo:font-style="italic" officeooo:rsid="00199fe0" officeooo:paragraph-rsid="0044d1de" style:font-style-asian="italic" style:font-style-complex="italic"/>
    </style:style>
    <style:style style:name="P22" style:family="paragraph" style:parent-style-name="Standard">
      <style:text-properties fo:font-style="normal" style:text-underline-style="none" officeooo:rsid="003ca4cc" officeooo:paragraph-rsid="0044d1de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2961bf" officeooo:paragraph-rsid="0044d1de" style:font-style-asian="normal" style:font-style-complex="normal"/>
    </style:style>
    <style:style style:name="P24" style:family="paragraph" style:parent-style-name="Standard">
      <style:text-properties officeooo:paragraph-rsid="0044d1de"/>
    </style:style>
    <style:style style:name="P25" style:family="paragraph" style:parent-style-name="Standard">
      <style:paragraph-properties fo:break-before="page"/>
      <style:text-properties officeooo:paragraph-rsid="0044d1de"/>
    </style:style>
    <style:style style:name="P26" style:family="paragraph" style:parent-style-name="Standard">
      <style:text-properties officeooo:paragraph-rsid="00175df4"/>
    </style:style>
    <style:style style:name="P27" style:family="paragraph" style:parent-style-name="Table_20_Contents">
      <style:text-properties fo:font-size="10.5pt" officeooo:rsid="0025ba9f" officeooo:paragraph-rsid="0044d1de" style:font-size-asian="10.5pt" style:font-size-complex="10.5pt"/>
    </style:style>
    <style:style style:name="P28" style:family="paragraph" style:parent-style-name="Table_20_Contents">
      <style:text-properties fo:font-size="10.5pt" officeooo:rsid="003ca4cc" officeooo:paragraph-rsid="0044d1de" style:font-size-asian="10.5pt" style:font-size-complex="10.5pt"/>
    </style:style>
    <style:style style:name="P29" style:family="paragraph" style:parent-style-name="Table_20_Contents">
      <style:text-properties fo:font-size="10.5pt" officeooo:rsid="002961bf" officeooo:paragraph-rsid="0044d1de" style:font-size-asian="10.5pt" style:font-size-complex="10.5pt"/>
    </style:style>
    <style:style style:name="P30" style:family="paragraph" style:parent-style-name="Table_20_Contents">
      <style:text-properties officeooo:paragraph-rsid="0025ba9f"/>
    </style:style>
    <style:style style:name="P31" style:family="paragraph" style:parent-style-name="Table_20_Contents">
      <style:text-properties officeooo:rsid="003ca4cc" officeooo:paragraph-rsid="003ca4cc"/>
    </style:style>
    <style:style style:name="P32" style:family="paragraph" style:parent-style-name="Table_20_Contents">
      <style:text-properties officeooo:rsid="003ca4cc" officeooo:paragraph-rsid="0044d1de"/>
    </style:style>
    <style:style style:name="P33" style:family="paragraph" style:parent-style-name="Table_20_Contents">
      <style:text-properties officeooo:paragraph-rsid="0044d1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ae0e" style:font-weight-asian="normal" style:font-weight-complex="normal"/>
    </style:style>
    <style:style style:name="T4" style:family="text">
      <style:text-properties fo:font-weight="normal" officeooo:rsid="0044d1d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3ca4cc"/>
    </style:style>
    <style:style style:name="T7" style:family="text">
      <style:text-properties fo:font-size="10.5pt" officeooo:rsid="0025ba9f" style:font-size-asian="10.5pt" style:font-size-complex="10.5pt"/>
    </style:style>
    <style:style style:name="T8" style:family="text">
      <style:text-properties fo:font-size="10.5pt" officeooo:rsid="003ca4cc" style:font-size-asian="10.5pt" style:font-size-complex="10.5pt"/>
    </style:style>
    <style:style style:name="T9" style:family="text">
      <style:text-properties fo:font-size="10.5pt" fo:font-weight="bold" officeooo:rsid="0025ba9f" style:font-size-asian="10.5pt" style:font-weight-asian="bold" style:font-size-complex="10.5pt" style:font-weight-complex="bold"/>
    </style:style>
    <style:style style:name="T10" style:family="text">
      <style:text-properties fo:font-size="10.5pt" fo:font-style="italic" officeooo:rsid="003ca4cc" style:font-size-asian="10.5pt" style:font-style-asian="italic" style:font-size-complex="10.5pt" style:font-style-complex="italic"/>
    </style:style>
    <style:style style:name="T11" style:family="text">
      <style:text-properties officeooo:rsid="0025ba9f"/>
    </style:style>
    <style:style style:name="T12" style:family="text">
      <style:text-properties fo:font-style="normal" style:text-underline-style="none" officeooo:rsid="003e6fec" style:font-style-asian="normal" style:font-style-complex="normal"/>
    </style:style>
    <style:style style:name="T13" style:family="text">
      <style:text-properties officeooo:rsid="003e6fec"/>
    </style:style>
    <style:style style:name="T14" style:family="text">
      <style:text-properties officeooo:rsid="0043e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130622472160">
          <table:table-cell table:style-name="Tabelle1.A1" office:value-type="string">
            <text:p text:style-name="P9">Name: <text:line-break/></text:p>
            <text:p text:style-name="P10"><text:span text:style-name="T3">T</text:span><text:span text:style-name="T2">yp: </text:span></text:p>
            <text:p text:style-name="P8"/>
            <text:p text:style-name="P4"/>
            <table:table table:name="Tabelle9" table:style-name="Tabelle9">
              <table:table-column table:style-name="Tabelle9.A"/>
              <table:table-column table:style-name="Tabelle9.B"/>
              <table:table-row table:style-name="TableLine2130622476512">
                <table:table-cell table:style-name="Tabelle9.A1" office:value-type="string">
                  <text:p text:style-name="P3">Lebensenergie</text:p>
                </table:table-cell>
                <table:table-cell table:style-name="Tabelle9.B1" office:value-type="string">
                  <text:p text:style-name="P13"/>
                  <text:p text:style-name="P13"/>
                  <text:p text:style-name="P13"/>
                </table:table-cell>
              </table:table-row>
              <table:table-row table:style-name="TableLine2130622474064">
                <table:table-cell table:style-name="Tabelle9.A2" office:value-type="string">
                  <text:p text:style-name="P12"><text:span text:style-name="T12">Astralpunkte</text:span> </text:p>
                </table:table-cell>
                <table:table-cell table:style-name="Tabelle9.B2" office:value-type="string">
                  <text:p text:style-name="P13"/>
                  <text:p text:style-name="P13"/>
                  <text:p text:style-name="P13"/>
                </table:table-cell>
              </table:table-row>
              <table:table-row table:style-name="Tabelle9.3">
                <table:table-cell table:style-name="Tabelle9.A2" office:value-type="string">
                  <text:p text:style-name="P4">Gold</text:p>
                </table:table-cell>
                <table:table-cell table:style-name="Tabelle9.B2" office:value-type="string">
                  <text:p text:style-name="P13"/>
                  <text:p text:style-name="P13"/>
                  <text:p text:style-name="P13"/>
                </table:table-cell>
              </table:table-row>
            </table:table>
            <text:p text:style-name="P3"/>
            <text:p text:style-name="P2">Deine <text:span text:style-name="T13">Siebensachen</text:span>:</text:p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column table:style-name="Tabelle5.E"/>
              <table:table-column table:style-name="Tabelle5.F"/>
              <table:table-column table:style-name="Tabelle5.G" table:number-columns-repeated="2"/>
              <table:table-column table:style-name="Tabelle5.I"/>
              <table:table-row table:style-name="TableLine2130622480048">
                <table:table-cell table:style-name="Tabelle5.A1" office:value-type="string">
                  <text:p text:style-name="P11">POSITIV</text:p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D1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1" office:value-type="string">
                  <text:p text:style-name="P11">NEGATIV</text:p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D1" office:value-type="string">
                  <text:p text:style-name="Table_20_Contents"/>
                </table:table-cell>
              </table:table-row>
              <table:table-row table:style-name="TableLine2130622489568">
                <table:table-cell table:style-name="Tabelle5.A2" office:value-type="string">
                  <text:p text:style-name="P11">Mut 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1">Aberglaube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0622482768">
                <table:table-cell table:style-name="Tabelle5.A2" office:value-type="string">
                  <text:p text:style-name="P11">Klug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1">Hab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0622481136">
                <table:table-cell table:style-name="Tabelle5.A2" office:value-type="string">
                  <text:p text:style-name="P11">Intuition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1">R<text:span text:style-name="T14">aumangst</text:span>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0622473248">
                <table:table-cell table:style-name="Tabelle5.A2" office:value-type="string">
                  <text:p text:style-name="P11">Charisma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1">T<text:span text:style-name="T14">otenangst</text:span>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0622475424">
                <table:table-cell table:style-name="Tabelle5.A2" office:value-type="string">
                  <text:p text:style-name="P11">Fingerfertigk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1">Neu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0622481408">
                <table:table-cell table:style-name="Tabelle5.A2" office:value-type="string">
                  <text:p text:style-name="P11">Gewandt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1">Gold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0622478960">
                <table:table-cell table:style-name="Tabelle5.A2" office:value-type="string">
                  <text:p text:style-name="P11">Körperkraf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1">Jähzorn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</table:table>
            <text:p text:style-name="P13"/>
            <text:p text:style-name="P14"><text:span text:style-name="T9">Char-Gen</text:span><text:span text:style-name="T7">: Würfle </text:span><text:span text:style-name="T8">7</text:span><text:span text:style-name="T7"> x mit W6; streiche das schlechteste Ergebnis. Addiere 7 auf alle restlichen Ergebnisse. Verteile auf die </text:span><text:span text:style-name="T10">positiven</text:span><text:span text:style-name="T8"> </text:span><text:span text:style-name="T7">Eigenschaften.</text:span></text:p>
            <text:p text:style-name="P7">Würfle erneut 8x W6; streiche das beste Ergebnis. Addiere 1 auf alle restlichen Ergebnisse<text:span text:style-name="T11">. Verteile auf die </text:span><text:span text:style-name="T5">negativen</text:span> <text:span text:style-name="T11">Eigenschaften.</text:span></text:p>
            <text:p text:style-name="P5"/>
            <text:p text:style-name="P6"><text:span text:style-name="T1">Alter</text:span>: W<text:span text:style-name="T6">20</text:span>+W<text:span text:style-name="T6">20</text:span>+<text:span text:style-name="T6">13</text:span></text:p>
            <text:p text:style-name="P5"/>
            <text:p text:style-name="P14"><text:span text:style-name="T9">Probe</text:span><text:span text:style-name="T7">: Mit W20; Erfolgreich, wenn W20 &lt;= Eigenschaftswert.</text:span></text:p>
          </table:table-cell>
        </table:table-row>
        <table:table-row table:style-name="TableLine2130622472160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1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3-01-20T18:22:03.305000000</dc:date>
    <meta:editing-duration>PT2H37M7S</meta:editing-duration>
    <meta:editing-cycles>33</meta:editing-cycles>
    <meta:generator>LibreOffice/7.2.2.2$Windows_X86_64 LibreOffice_project/02b2acce88a210515b4a5bb2e46cbfb63fe97d56</meta:generator>
    <meta:document-statistic meta:table-count="3" meta:image-count="0" meta:object-count="0" meta:page-count="1" meta:paragraph-count="26" meta:word-count="73" meta:character-count="556" meta:non-whitespace-character-count="504"/>
  </office:meta>
</office:document-meta>
</file>